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66.2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3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7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5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4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5:02:47.38185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2-16T15:05:07.791162501</dc:date>
    <meta:editing-duration>P84DT2H1M15S</meta:editing-duration>
    <meta:editing-cycles>1685</meta:editing-cycles>
    <meta:generator>LibreOffice/6.0.7.3$Linux_X86_64 LibreOffice_project/00m0$Build-3</meta:generator>
    <meta:document-statistic meta:table-count="3" meta:cell-count="5310" meta:object-count="0"/>
  </office:meta>
</office:document-meta>
</file>